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019" officeooo:paragraph-rsid="000c4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wtr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8:37:11.571143481</meta:creation-date>
    <dc:date>2018-07-02T18:37:31.26541271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3.2$Linux_X86_64 LibreOffice_project/00m0$Build-2</meta:generator>
  </office:meta>
</office:document-meta>
</file>